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4.96mm" table:align="margins"/>
    </style:style>
    <style:style style:name="Table1.A" style:family="table-column">
      <style:table-column-properties style:column-width="61.65mm" style:rel-column-width="21845*"/>
    </style:style>
    <style:style style:name="Table1.A1" style:family="table-cell">
      <style:table-cell-properties fo:padding="0mm" fo:border="none"/>
    </style:style>
    <style:style style:name="P1" style:family="paragraph" style:parent-style-name="Text_20_body">
      <style:paragraph-properties fo:text-align="start" style:justify-single-word="false"/>
      <style:text-properties fo:language="ro" fo:country="RO" officeooo:rsid="00595365" officeooo:paragraph-rsid="00595365"/>
    </style:style>
    <style:style style:name="P2" style:family="paragraph" style:parent-style-name="Text_20_body" style:master-page-name="">
      <style:paragraph-properties fo:text-align="start" style:justify-single-word="false" style:page-number="auto"/>
    </style:style>
    <style:style style:name="P3" style:family="paragraph" style:parent-style-name="Table_20_Contents">
      <style:paragraph-properties fo:text-align="center" style:justify-single-word="false"/>
      <style:text-properties style:font-name="Times New Roman" fo:font-size="12pt" fo:language="ro" fo:country="RO" officeooo:rsid="00595365" officeooo:paragraph-rsid="00595365" style:font-size-asian="12pt" style:font-size-complex="12pt"/>
    </style:style>
    <style:style style:name="P4" style:family="paragraph" style:parent-style-name="Standard">
      <style:paragraph-properties fo:margin-left="0mm" fo:margin-right="0mm" fo:margin-top="1.01mm" fo:margin-bottom="1.01mm" style:contextual-spacing="false" fo:line-height="100%" fo:text-align="start" style:justify-single-word="false" fo:text-indent="0mm" style:auto-text-indent="false">
        <style:tab-stops>
          <style:tab-stop style:position="10.58mm"/>
          <style:tab-stop style:position="13.58mm"/>
          <style:tab-stop style:position="32.46mm"/>
          <style:tab-stop style:position="34.93mm"/>
          <style:tab-stop style:position="46.74mm"/>
          <style:tab-stop style:position="102.13mm"/>
          <style:tab-stop style:position="102.48mm"/>
          <style:tab-stop style:position="149.23mm"/>
          <style:tab-stop style:position="168.98mm"/>
        </style:tab-stops>
      </style:paragraph-properties>
      <style:text-properties style:text-line-through-style="none" style:text-line-through-type="none" style:font-name="Times New Roman" fo:font-size="12pt" fo:language="ro" fo:country="RO" fo:font-style="normal" style:text-underline-style="none" fo:font-weight="normal" officeooo:rsid="0048a12b" officeooo:paragraph-rsid="004cf3cf" style:letter-kerning="false"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5" style:family="paragraph" style:parent-style-name="Standard">
      <style:paragraph-properties fo:margin-left="0mm" fo:margin-right="0mm" fo:margin-top="1.01mm" fo:margin-bottom="1.01mm" style:contextual-spacing="false" fo:line-height="100%" fo:text-align="start" style:justify-single-word="false" fo:text-indent="0mm" style:auto-text-indent="false">
        <style:tab-stops>
          <style:tab-stop style:position="10.58mm"/>
          <style:tab-stop style:position="13.58mm"/>
          <style:tab-stop style:position="32.46mm"/>
          <style:tab-stop style:position="34.93mm"/>
          <style:tab-stop style:position="46.74mm"/>
          <style:tab-stop style:position="102.13mm"/>
          <style:tab-stop style:position="102.48mm"/>
          <style:tab-stop style:position="149.23mm"/>
          <style:tab-stop style:position="168.98mm"/>
        </style:tab-stops>
      </style:paragraph-properties>
      <style:text-properties style:text-line-through-style="none" style:text-line-through-type="none" style:font-name="Times New Roman" fo:font-size="12pt" fo:language="ro" fo:country="RO" fo:font-style="normal" style:text-underline-style="none" fo:font-weight="normal" officeooo:rsid="0052b669" officeooo:paragraph-rsid="005697a4" style:letter-kerning="false" fo:background-color="#ffffff"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 style:family="paragraph" style:parent-style-name="Standard">
      <style:paragraph-properties fo:margin-left="0mm" fo:margin-right="0mm" fo:margin-top="1.01mm" fo:margin-bottom="1.01mm" style:contextual-spacing="false" fo:line-height="100%" fo:text-align="start" style:justify-single-word="false" fo:text-indent="0mm" style:auto-text-indent="false">
        <style:tab-stops>
          <style:tab-stop style:position="13.76mm"/>
        </style:tab-stops>
      </style:paragraph-properties>
      <style:text-properties style:text-line-through-style="none" style:text-line-through-type="none" style:font-name="Times New Roman" fo:font-size="12pt" fo:font-style="normal" style:text-underline-style="none" fo:font-weight="normal" officeooo:paragraph-rsid="004cf3cf"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mm" fo:margin-right="0mm" fo:margin-top="1.01mm" fo:margin-bottom="1.01mm" style:contextual-spacing="false" fo:line-height="100%" fo:text-align="start" style:justify-single-word="false" fo:text-indent="0mm" style:auto-text-indent="false">
        <style:tab-stops>
          <style:tab-stop style:position="10.58mm"/>
          <style:tab-stop style:position="13.58mm"/>
          <style:tab-stop style:position="32.46mm"/>
          <style:tab-stop style:position="34.93mm"/>
          <style:tab-stop style:position="46.74mm"/>
          <style:tab-stop style:position="102.13mm"/>
          <style:tab-stop style:position="102.48mm"/>
          <style:tab-stop style:position="149.23mm"/>
          <style:tab-stop style:position="168.98mm"/>
        </style:tab-stops>
      </style:paragraph-properties>
      <style:text-properties style:text-line-through-style="none" style:text-line-through-type="none" style:font-name="Times New Roman" fo:font-size="12pt" fo:font-style="normal" style:text-underline-style="none" fo:font-weight="normal" officeooo:paragraph-rsid="00569251"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mm" fo:margin-right="0mm" fo:margin-top="1.01mm" fo:margin-bottom="1.01mm" style:contextual-spacing="false" fo:line-height="100%" fo:text-align="start" style:justify-single-word="false" fo:text-indent="0mm" style:auto-text-indent="false">
        <style:tab-stops>
          <style:tab-stop style:position="10.58mm"/>
          <style:tab-stop style:position="13.58mm"/>
          <style:tab-stop style:position="32.46mm"/>
          <style:tab-stop style:position="34.93mm"/>
          <style:tab-stop style:position="46.74mm"/>
          <style:tab-stop style:position="102.13mm"/>
          <style:tab-stop style:position="102.48mm"/>
          <style:tab-stop style:position="149.23mm"/>
          <style:tab-stop style:position="168.98mm"/>
        </style:tab-stops>
      </style:paragraph-properties>
      <style:text-properties officeooo:paragraph-rsid="00610547"/>
    </style:style>
    <style:style style:name="P9" style:family="paragraph" style:parent-style-name="Standard">
      <style:paragraph-properties fo:margin-left="0mm" fo:margin-right="0mm" fo:margin-top="1.01mm" fo:margin-bottom="1.01mm" style:contextual-spacing="false" fo:line-height="100%" fo:text-align="start" style:justify-single-word="false" fo:text-indent="0mm" style:auto-text-indent="false">
        <style:tab-stops>
          <style:tab-stop style:position="10.58mm"/>
          <style:tab-stop style:position="13.58mm"/>
          <style:tab-stop style:position="32.46mm"/>
          <style:tab-stop style:position="34.93mm"/>
          <style:tab-stop style:position="46.74mm"/>
          <style:tab-stop style:position="102.13mm"/>
          <style:tab-stop style:position="102.48mm"/>
          <style:tab-stop style:position="149.23mm"/>
          <style:tab-stop style:position="168.98mm"/>
        </style:tab-stops>
      </style:paragraph-properties>
      <style:text-properties officeooo:paragraph-rsid="005697a4"/>
    </style:style>
    <style:style style:name="P10" style:family="paragraph" style:parent-style-name="Standard">
      <style:paragraph-properties fo:margin-left="0mm" fo:margin-right="0mm" fo:margin-top="1.01mm" fo:margin-bottom="1.01mm" style:contextual-spacing="false" fo:line-height="100%" fo:text-align="start" style:justify-single-word="false" fo:text-indent="0mm" style:auto-text-indent="false">
        <style:tab-stops>
          <style:tab-stop style:position="10.58mm"/>
          <style:tab-stop style:position="13.58mm"/>
          <style:tab-stop style:position="32.46mm"/>
          <style:tab-stop style:position="34.93mm"/>
          <style:tab-stop style:position="46.74mm"/>
          <style:tab-stop style:position="102.13mm"/>
          <style:tab-stop style:position="102.48mm"/>
          <style:tab-stop style:position="149.23mm"/>
          <style:tab-stop style:position="168.98mm"/>
        </style:tab-stops>
      </style:paragraph-properties>
      <style:text-properties officeooo:paragraph-rsid="0056e857"/>
    </style:style>
    <style:style style:name="P11" style:family="paragraph" style:parent-style-name="Standard">
      <style:paragraph-properties fo:margin-left="0mm" fo:margin-right="0mm" fo:margin-top="1.01mm" fo:margin-bottom="1.01mm" style:contextual-spacing="false" fo:line-height="100%" fo:text-align="start" style:justify-single-word="false" fo:text-indent="0mm" style:auto-text-indent="false">
        <style:tab-stops>
          <style:tab-stop style:position="10.58mm"/>
          <style:tab-stop style:position="13.58mm"/>
          <style:tab-stop style:position="32.46mm"/>
          <style:tab-stop style:position="34.93mm"/>
          <style:tab-stop style:position="46.74mm"/>
          <style:tab-stop style:position="102.13mm"/>
          <style:tab-stop style:position="102.48mm"/>
          <style:tab-stop style:position="149.23mm"/>
          <style:tab-stop style:position="168.98mm"/>
        </style:tab-stops>
      </style:paragraph-properties>
      <style:text-properties officeooo:paragraph-rsid="005b3847"/>
    </style:style>
    <style:style style:name="P12" style:family="paragraph" style:parent-style-name="Standard">
      <loext:graphic-properties draw:fill="none"/>
      <style:paragraph-properties fo:margin-left="0mm" fo:margin-right="30.14mm" fo:text-align="start" style:justify-single-word="false" fo:text-indent="0mm" style:auto-text-indent="false" fo:background-color="transparent"/>
      <style:text-properties style:text-line-through-style="none" style:text-line-through-type="none" style:font-name="Times New Roman" fo:font-size="12pt" fo:language="ro" fo:country="RO" fo:font-style="normal" style:text-underline-style="none" fo:font-weight="normal" officeooo:rsid="004e5d6c" officeooo:paragraph-rsid="004e5d6c" style:font-size-asian="12pt" style:font-style-asian="normal" style:font-weight-asian="normal" style:font-size-complex="12pt" style:font-style-complex="normal" style:font-weight-complex="normal"/>
    </style:style>
    <style:style style:name="P13" style:family="paragraph" style:parent-style-name="Standard">
      <loext:graphic-properties draw:fill="none"/>
      <style:paragraph-properties fo:margin-left="0mm" fo:margin-right="1.25mm" fo:text-align="end" style:justify-single-word="false" fo:text-indent="0mm" style:auto-text-indent="false" fo:background-color="transparent">
        <style:tab-stops>
          <style:tab-stop style:position="67.96mm"/>
        </style:tab-stops>
      </style:paragraph-properties>
      <style:text-properties style:text-line-through-style="none" style:text-line-through-type="none" style:font-name="Times New Roman" fo:font-size="12pt" fo:language="ro" fo:country="RO" fo:font-style="normal" style:text-underline-style="none" fo:font-weight="normal" officeooo:rsid="004e5d6c" officeooo:paragraph-rsid="004e5d6c"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mm" fo:margin-right="0mm" fo:margin-top="1.01mm" fo:margin-bottom="1.01mm" style:contextual-spacing="false" fo:line-height="100%" fo:text-align="start" style:justify-single-word="false" fo:text-indent="0mm" style:auto-text-indent="false">
        <style:tab-stops>
          <style:tab-stop style:position="10.58mm"/>
          <style:tab-stop style:position="13.58mm"/>
          <style:tab-stop style:position="32.46mm"/>
          <style:tab-stop style:position="34.93mm"/>
          <style:tab-stop style:position="46.74mm"/>
          <style:tab-stop style:position="102.13mm"/>
          <style:tab-stop style:position="102.48mm"/>
          <style:tab-stop style:position="149.23mm"/>
          <style:tab-stop style:position="168.98mm"/>
        </style:tab-stops>
      </style:paragraph-properties>
      <style:text-properties officeooo:paragraph-rsid="00647c2c"/>
    </style:style>
    <style:style style:name="T1" style:family="text">
      <style:text-properties fo:language="ro" fo:country="RO" officeooo:rsid="00240cfa"/>
    </style:style>
    <style:style style:name="T2" style:family="text">
      <style:text-properties fo:language="ro" fo:country="RO" officeooo:rsid="0048a12b" style:letter-kerning="false" style:font-name-asian="Calibri" style:language-asian="en" style:country-asian="US" style:font-name-complex="Times New Roman1" style:language-complex="ar" style:country-complex="SA"/>
    </style:style>
    <style:style style:name="T3" style:family="text">
      <style:text-properties fo:language="ro" fo:country="RO" officeooo:rsid="004cf3cf" style:letter-kerning="false" style:font-name-asian="Calibri" style:language-asian="en" style:country-asian="US" style:font-name-complex="Times New Roman1" style:language-complex="ar" style:country-complex="SA"/>
    </style:style>
    <style:style style:name="T4" style:family="text">
      <style:text-properties fo:language="ro" fo:country="RO" officeooo:rsid="0052110c" style:letter-kerning="false" style:font-name-asian="Calibri" style:language-asian="en" style:country-asian="US" style:font-name-complex="Times New Roman1" style:language-complex="ar" style:country-complex="SA"/>
    </style:style>
    <style:style style:name="T5" style:family="text">
      <style:text-properties fo:language="ro" fo:country="RO" officeooo:rsid="00506e03" style:letter-kerning="false" style:font-name-asian="Calibri" style:language-asian="en" style:country-asian="US" style:font-name-complex="Times New Roman1" style:language-complex="ar" style:country-complex="SA"/>
    </style:style>
    <style:style style:name="T6" style:family="text">
      <style:text-properties fo:language="ro" fo:country="RO" officeooo:rsid="00641e42" style:letter-kerning="false" style:font-name-asian="Calibri" style:language-asian="en" style:country-asian="US" style:font-name-complex="Times New Roman1" style:language-complex="ar" style:country-complex="SA"/>
    </style:style>
    <style:style style:name="T7" style:family="text">
      <style:text-properties fo:language="ro" fo:country="RO" officeooo:rsid="00647c2c" style:letter-kerning="false" style:font-name-asian="Calibri" style:language-asian="en" style:country-asian="US" style:font-name-complex="Times New Roman1" style:language-complex="ar" style:country-complex="SA"/>
    </style:style>
    <style:style style:name="T8" style:family="text">
      <style:text-properties fo:language="ro" fo:country="RO" officeooo:rsid="004e5d6c"/>
    </style:style>
    <style:style style:name="T9" style:family="text">
      <style:text-properties fo:language="ro" fo:country="RO" officeooo:rsid="004cf3cf"/>
    </style:style>
    <style:style style:name="T10" style:family="text">
      <style:text-properties style:text-line-through-style="none" style:text-line-through-type="none" style:font-name="Times New Roman" fo:font-size="12pt" fo:language="ro" fo:country="RO" fo:font-style="normal" style:text-underline-style="none" fo:font-weight="normal" officeooo:rsid="005885da"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1" style:family="text">
      <style:text-properties style:text-line-through-style="none" style:text-line-through-type="none" style:font-name="Times New Roman" fo:font-size="12pt" fo:language="ro" fo:country="RO" fo:font-style="normal" style:text-underline-style="none" fo:font-weight="normal" officeooo:rsid="00595365"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2" style:family="text">
      <style:text-properties style:text-line-through-style="none" style:text-line-through-type="none" style:font-name="Times New Roman" fo:font-size="12pt" fo:language="ro" fo:country="RO" fo:font-style="normal" style:text-underline-style="none" fo:font-weight="normal" officeooo:rsid="005a1893"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3" style:family="text">
      <style:text-properties style:text-line-through-style="none" style:text-line-through-type="none" style:font-name="Times New Roman" fo:font-size="12pt" fo:language="ro" fo:country="RO" fo:font-style="normal" style:text-underline-style="none" fo:font-weight="normal" officeooo:rsid="005697a4"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4" style:family="text">
      <style:text-properties style:text-line-through-style="none" style:text-line-through-type="none" style:font-name="Times New Roman" fo:font-size="12pt" fo:language="ro" fo:country="RO" fo:font-style="normal" style:text-underline-style="none" fo:font-weight="normal" officeooo:rsid="005b3847"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5" style:family="text">
      <style:text-properties style:text-line-through-style="none" style:text-line-through-type="none" style:font-name="Times New Roman" fo:font-size="12pt" fo:language="ro" fo:country="RO" fo:font-style="normal" style:text-underline-style="none" fo:font-weight="normal" officeooo:rsid="0052b669"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6" style:family="text">
      <style:text-properties style:text-line-through-style="none" style:text-line-through-type="none" style:font-name="Times New Roman" fo:font-size="12pt" fo:language="ro" fo:country="RO" fo:font-style="normal" style:text-underline-style="none" fo:font-weight="normal" officeooo:rsid="00583263"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7" style:family="text">
      <style:text-properties style:text-line-through-style="none" style:text-line-through-type="none" style:font-name="Times New Roman" fo:font-size="12pt" fo:language="ro" fo:country="RO" fo:font-style="normal" style:text-underline-style="none" fo:font-weight="normal" officeooo:rsid="005be17e"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8" style:family="text">
      <style:text-properties style:text-line-through-style="none" style:text-line-through-type="none" style:font-name="Times New Roman" fo:font-size="12pt" fo:language="ro" fo:country="RO" fo:font-style="normal" style:text-underline-style="none" fo:font-weight="normal" officeooo:rsid="0056e857"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9" style:family="text">
      <style:text-properties style:text-line-through-style="none" style:text-line-through-type="none" style:font-name="Times New Roman" fo:font-size="12pt" fo:language="ro" fo:country="RO" fo:font-style="normal" style:text-underline-style="none" fo:font-weight="normal" officeooo:rsid="005d2400"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0" style:family="text">
      <style:text-properties style:text-line-through-style="none" style:text-line-through-type="none" style:font-name="Times New Roman" fo:font-size="12pt" fo:language="ro" fo:country="RO" fo:font-style="normal" style:text-underline-style="none" fo:font-weight="normal" officeooo:rsid="005e6df4"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1" style:family="text">
      <style:text-properties style:text-line-through-style="none" style:text-line-through-type="none" style:font-name="Times New Roman" fo:font-size="12pt" fo:language="ro" fo:country="RO" fo:font-style="normal" style:text-underline-style="none" fo:font-weight="normal" officeooo:rsid="005fc4f3"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2" style:family="text">
      <style:text-properties style:text-line-through-style="none" style:text-line-through-type="none" style:font-name="Times New Roman" fo:font-size="12pt" fo:language="ro" fo:country="RO" fo:font-style="normal" style:text-underline-style="none" fo:font-weight="normal" officeooo:rsid="00610547"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3" style:family="text">
      <style:text-properties style:text-line-through-style="none" style:text-line-through-type="none" style:font-name="Times New Roman" fo:font-size="12pt" fo:language="ro" fo:country="RO" fo:font-style="normal" style:text-underline-style="none" fo:font-weight="normal" officeooo:rsid="00506e03"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4" style:family="text">
      <style:text-properties style:text-line-through-style="none" style:text-line-through-type="none" style:font-name="Times New Roman" fo:font-size="12pt" fo:language="ro" fo:country="RO" fo:font-style="normal" style:text-underline-style="none" fo:font-weight="normal" officeooo:rsid="00641e42"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5" style:family="text">
      <style:text-properties style:text-line-through-style="none" style:text-line-through-type="none" style:font-name="Times New Roman" fo:font-size="12pt" fo:language="ro" fo:country="RO" fo:font-style="normal" style:text-underline-style="none" fo:font-weight="normal" officeooo:rsid="00647c2c"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6" style:family="text">
      <style:text-properties style:text-line-through-style="none" style:text-line-through-type="none" style:font-name="Times New Roman" fo:font-size="12pt" fo:language="en" fo:country="US" fo:font-style="normal" style:text-underline-style="none" fo:font-weight="normal" officeooo:rsid="0056e857"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7" style:family="text">
      <style:text-properties style:text-line-through-style="none" style:text-line-through-type="none" style:font-name="Times New Roman" fo:font-size="12pt" fo:language="en" fo:country="US" fo:font-style="normal" style:text-underline-style="none" fo:font-weight="normal" officeooo:rsid="0052b669" style:letter-kerning="false" fo:background-color="#ffffff"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Atestare la Filosofie</text:p>
      <table:table table:name="Table1" table:style-name="Table1">
        <table:table-column table:style-name="Table1.A" table:number-columns-repeated="3"/>
        <table:table-row>
          <table:table-cell table:style-name="Table1.A1" office:value-type="string">
            <text:p text:style-name="P12">Pleșu Cătălin</text:p>
          </table:table-cell>
          <table:table-cell table:style-name="Table1.A1" office:value-type="string">
            <text:p text:style-name="P3">student <text:s/>în grupa</text:p>
          </table:table-cell>
          <table:table-cell table:style-name="Table1.A1" office:value-type="string">
            <text:p text:style-name="P13">TI 206</text:p>
          </table:table-cell>
        </table:table-row>
      </table:table>
      <text:p text:style-name="P12"/>
      <text:p text:style-name="P6"><text:span text:style-name="T8">Varianta</text:span><text:span text:style-name="T1"> </text:span><text:span text:style-name="T9">18</text:span><text:span text:style-name="T1">: </text:span><text:span text:style-name="T2">Analizați concepția filosofică a Școlii din Milet prin raportare la specificul filosofiei pitagoreice.</text:span></text:p>
      <text:p text:style-name="P4"/>
      <text:p text:style-name="P7"><text:span text:style-name="T2"><text:s text:c="4"/>Ș</text:span><text:span text:style-name="T3">coala din Milet este prima școală filosofică apărută în </text:span><text:span text:style-name="T6">G</text:span><text:span text:style-name="T3">recia antică, premisele apariției acestei școli sunt faptul că orașul Milet era ce-a mai <text:s/>bogată colonie ioniană iar coloniile ioniene erau în apropierea occidentului deci erau supuse culturii occidentale. Reprezentanții acestei școli sunt Thales, Anaximandru și Anaximene, </text:span><text:span text:style-name="T4">ei au contribuit în diverse domenii</text:span><text:span text:style-name="T3">. </text:span><text:span text:style-name="T5">Deși </text:span><text:span text:style-name="T4">erau </text:span><text:span text:style-name="T7">cosmologi și </text:span><text:span text:style-name="T5">reprezentau aceiași școală ei aveau viziuni diferite, fiecare credea că principiul cosmosului este alt ceva: Thales – apa; Anaximandru – apeironul; Anaximene – aerul.</text:span></text:p>
      <text:p text:style-name="P9"><text:span text:style-name="T13">Fondatorul filosofiei pitagoreice este Pitagora, filosof și matematician </text:span><text:span text:style-name="T14">G</text:span><text:span text:style-name="T13">rec. </text:span><text:span text:style-name="T15">Ideea fundamentală a pitagorismului <text:s/>este că principiul lucrurilor este numărul, care exprimă </text:span><text:span text:style-name="T14">ordinea și armonia</text:span><text:span text:style-name="T15">. </text:span></text:p>
      <text:p text:style-name="P10"><text:span text:style-name="T15"><text:s text:c="4"/></text:span><text:span text:style-name="T13">Raportând </text:span><text:span text:style-name="T18">concepția </text:span><text:span text:style-name="T13">filosofia </text:span><text:span text:style-name="T18">a școlii</text:span><text:span text:style-name="T13"> din Milet la filosofia pitagoreică </text:span><text:span text:style-name="T18">am dedus că filosofia din Milet este primitiva</text:span><text:span text:style-name="T26">[1] </text:span><text:span text:style-name="T18">filozofiei Pitagoreice deoarece concepția lumii la </text:span><text:span text:style-name="T19">filosofii</text:span><text:span text:style-name="T18"> din Milet era </text:span><text:span text:style-name="T15">„Ordinea prin legi logice a rațiunii este identică cu </text:span><text:span text:style-name="T24">ordinea</text:span><text:span text:style-name="T15"> prin legi a naturii” </text:span><text:span text:style-name="T18">pe când pitagoreicii explică </text:span><text:span text:style-name="T16">ordinea universului prin numărul desăvârșit 10 deci observăm că pitagoreicii consideră că numerele sunt </text:span><text:span text:style-name="T19">forma supremă</text:span><text:span text:style-name="T16"> de rațiune.</text:span><text:span text:style-name="T20"> Filosofii din Milet sunt primii filosofi care au început să explice lucrurile într-un mod rațional, ei considerând că la baza oricărui lucru se află o materie.</text:span></text:p>
      <text:p text:style-name="P11"><text:span text:style-name="T16"><text:s text:c="4"/></text:span><text:span text:style-name="T10">Raportând apa, apeironul și aerul celor din </text:span><text:span text:style-name="T22">M</text:span><text:span text:style-name="T10">ilet la numerele filosofilor pitagoreice am obține niște fracții complicate cu litere însă </text:span><text:span text:style-name="T19">raportândule</text:span><text:span text:style-name="T10"> într-un sens figurat am dedus că în perioada de tranziție de la filozofia din Milet la filosofia pitagoreică filosofii </text:span><text:span text:style-name="T14">au </text:span><text:span text:style-name="T20">încetat</text:span><text:span text:style-name="T14"> </text:span><text:span text:style-name="T19">să</text:span><text:span text:style-name="T14"> </text:span><text:span text:style-name="T20">mai </text:span><text:span text:style-name="T14">creadă că principiul universului este </text:span><text:span text:style-name="T20">material</text:span><text:span text:style-name="T14"> deoarece ei s-au ocupat </text:span><text:span text:style-name="T10">cu foarte multă matematică și </text:span><text:span text:style-name="T14">începând cu Pitagora au început să susțină că principiul materiei este numărul. </text:span><text:span text:style-name="T20">Acest fapt este o diferență radicală între concepția despre lume a filosofilor din Milet și a adepților lui Pitagora.</text:span></text:p>
      <text:p text:style-name="P10"><text:span text:style-name="T10"><text:s text:c="4"/></text:span><text:span text:style-name="T11">Filosofii din Milet în principal și-au pus întrebări legate de natură </text:span><text:span text:style-name="T12">iar filosofii pitagoreni se ocupau de probleme matematice unele putând fi aplicate în fizică care din greacă inseamnă natură deci putem observa raportul dintre cele două școli. </text:span><text:span text:style-name="T17">Deoarece</text:span><text:span text:style-name="T12"> </text:span><text:span text:style-name="T22">filosofii din Milet</text:span><text:span text:style-name="T12"> au pus întrebările pe care le-au pus, filozofii pitagoreici au </text:span><text:span text:style-name="T21">avut baza de cunoștințe pentru a deduce că principiul materiei este ceva abstract adică numărul</text:span><text:span text:style-name="T17">.</text:span></text:p>
      <text:p text:style-name="P14"><text:span text:style-name="T10"><text:s text:c="4"/></text:span><text:span text:style-name="T11">În concluzie voi spune </text:span><text:span text:style-name="T21">că</text:span><text:span text:style-name="T11"> </text:span><text:span text:style-name="T12">filosofii din Milet au jucat un rol esențial în </text:span><text:span text:style-name="T25">dezvoltarea</text:span><text:span text:style-name="T12"> </text:span><text:span text:style-name="T14">filosofie</text:span><text:span text:style-name="T12">, această școală fiind prima școală filosofică din istorie care a avu</text:span><text:span text:style-name="T14">t o gândire pur rațională </text:span><text:span text:style-name="T21">ei abordând probleme în diverse domenii și rezolvândule. </text:span><text:span text:style-name="T22">Consider că filosofii din Milet sunt persoane remarcabile fiind că în perioada vieții lor filosofii erau singurii oameni care erau preocupați și de științe, Thales chiar fiind considerat părintele matematicii. Aceste două viziuni filosofice nu sunt foarte diferite de aceea consider că Pitagora s-a putut baza pe cunoștințele filosofilor din Milet luând în considerare că și Thales era un Matematician.</text:span></text:p>
      <text:p text:style-name="P5"/>
      <text:p text:style-name="P5"/>
      <text:p text:style-name="P5"/>
      <text:p text:style-name="P5"/>
      <text:p text:style-name="P5"/>
      <text:p text:style-name="P5"/>
      <text:p text:style-name="P5"/>
      <text:p text:style-name="P5"/>
      <text:p text:style-name="P8"><text:span text:style-name="T27">1. </text:span><text:span text:style-name="T22">P</text:span><text:span text:style-name="T26">rimitiv</text:span><text:span text:style-name="T18">ă </text:span><text:span text:style-name="T23">– </text:span><text:span text:style-name="T18">din matematică </text:span><text:span text:style-name="T22">funcție înainte de a fi derivată</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6.47m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mm" fo:margin-right="0mm" fo:margin-top="0mm" fo:margin-bottom="2.82mm" style:contextual-spacing="true" fo:line-height="106%" fo:text-indent="0mm" style:auto-text-indent="false"/>
    </style:style>
    <style:style style:name="WW8Num1z0" style:family="text">
      <style:text-properties style:font-name="Times New Roman" fo:font-family="'Times New Roman'" style:font-family-generic="roman" style:font-pitch="variable" fo:language="ro" fo:country="RO"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10mm" fo:margin-left="10mm" fo:margin-right="4.99mm" fo:border="0.06pt solid #000000" fo:padding="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0-19T16:28:32.039000000</dc:date>
    <meta:editing-duration>PT5H5M25S</meta:editing-duration>
    <meta:editing-cycles>48</meta:editing-cycles>
    <meta:document-statistic meta:table-count="1" meta:image-count="0" meta:object-count="0" meta:page-count="1" meta:paragraph-count="12" meta:word-count="482" meta:character-count="3273" meta:non-whitespace-character-count="2775"/>
  </office:meta>
</office:document-meta>
</file>